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ec0" officeooo:paragraph-rsid="00054e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TE:08/10/24</text:p>
      <text:p text:style-name="Standard">14.Accept an integer n and compute n+nn+nnn.</text:p>
      <text:p text:style-name="Standard"/>
      <text:p text:style-name="P1">PROGRAM: </text:p>
      <text:p text:style-name="P1"/>
      <text:p text:style-name="Standard">n=input("Enter a number")</text:p>
      <text:p text:style-name="Standard"/>
      <text:p text:style-name="Standard">s=int(n)+int(n*2)+int(n*3)</text:p>
      <text:p text:style-name="Standard"/>
      <text:p text:style-name="Standard">print(s)</text:p>
      <text:p text:style-name="Standard"/>
      <text:p text:style-name="Standard">OUTPUT: </text:p>
      <text:p text:style-name="Standard"/>
      <text:p text:style-name="Standard">Enter a number less than 10:3</text:p>
      <text:p text:style-name="Standard">369</text:p>
      <text:p text:style-name="Standard">Enter a number2</text:p>
      <text:p text:style-name="Standard">246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1:48:42.134359465</meta:creation-date>
    <dc:date>2024-10-08T11:49:26.506533870</dc:date>
    <meta:editing-duration>PT44S</meta:editing-duration>
    <meta:editing-cycles>1</meta:editing-cycles>
    <meta:document-statistic meta:table-count="0" meta:image-count="0" meta:object-count="0" meta:page-count="1" meta:paragraph-count="11" meta:word-count="26" meta:character-count="183" meta:non-whitespace-character-count="166"/>
    <meta:generator>LibreOffice/7.3.7.2$Linux_X86_64 LibreOffice_project/30$Build-2</meta:generator>
  </office:meta>
</office:document-meta>
</file>